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2" style:family="paragraph" style:parent-style-name="Text_20_body"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language="ru" fo:country="RU" fo:font-weight="bold" officeooo:rsid="001b41ed" officeooo:paragraph-rsid="001b41ed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font-size="14pt" fo:language="ru" fo:country="RU" fo:font-weight="bold" officeooo:rsid="000df4d5" officeooo:paragraph-rsid="000df4d5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4pt" fo:language="ru" fo:country="RU" officeooo:rsid="000df4d5" officeooo:paragraph-rsid="000df4d5" style:font-size-asian="12.25pt" style:font-size-complex="14pt"/>
    </style:style>
    <style:style style:name="P6" style:family="paragraph" style:parent-style-name="Text_20_body">
      <style:text-properties fo:color="#000000" fo:font-size="14pt" fo:language="ru" fo:country="RU" fo:font-weight="bold" officeooo:rsid="001b41ed" officeooo:paragraph-rsid="001b41ed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fo:font-size="14pt" fo:language="ru" fo:country="RU" fo:font-weight="bold" officeooo:rsid="001b7132" officeooo:paragraph-rsid="001b713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color="#666666" fo:font-size="14pt" fo:language="ru" fo:country="RU" officeooo:rsid="000dccf4" officeooo:paragraph-rsid="0017e97e" style:font-size-asian="12.25pt" style:font-size-complex="14pt"/>
    </style:style>
    <style:style style:name="P9" style:family="paragraph" style:parent-style-name="Text_20_body">
      <style:paragraph-properties fo:text-align="justify" style:justify-single-word="false"/>
      <style:text-properties fo:color="#666666" fo:font-size="14pt" fo:language="ru" fo:country="RU" officeooo:rsid="000dccf4" officeooo:paragraph-rsid="001e595b" style:font-size-asian="12.25pt" style:font-size-complex="14pt"/>
    </style:style>
    <style:style style:name="P10" style:family="paragraph" style:parent-style-name="Text_20_body">
      <style:text-properties style:font-name="Liberation Serif1" fo:font-size="14pt" fo:language="en" fo:country="US" fo:font-weight="bold" officeooo:rsid="000df4d5" officeooo:paragraph-rsid="000df4d5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12" style:family="paragraph" style:parent-style-name="Text_20_body">
      <style:paragraph-properties fo:break-before="page"/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-0.157cm" fo:margin-top="0cm" fo:margin-bottom="0.247cm" loext:contextual-spacing="false" fo:line-height="115%" fo:text-indent="0cm" style:auto-text-indent="false" fo:background-color="transparent"/>
      <style:text-properties fo:language="ru" fo:country="RU" officeooo:rsid="001b41ed" officeooo:paragraph-rsid="001b7132"/>
    </style:style>
    <style:style style:name="P14" style:family="paragraph" style:parent-style-name="Text_20_body">
      <loext:graphic-properties draw:fill="none"/>
      <style:paragraph-properties fo:margin-left="0cm" fo:margin-right="-0.157cm" fo:margin-top="0cm" fo:margin-bottom="0.247cm" loext:contextual-spacing="false" fo:line-height="115%" fo:text-indent="0cm" style:auto-text-indent="false" fo:background-color="transparent"/>
      <style:text-properties fo:color="#000000" fo:font-size="14pt" fo:language="ru" fo:country="RU" fo:font-weight="bold" officeooo:rsid="001b41ed" officeooo:paragraph-rsid="001b7132" style:font-size-asian="14pt" style:font-weight-asian="bold" style:font-size-complex="14pt" style:font-weight-complex="bold"/>
    </style:style>
    <style:style style:name="P15" style:family="paragraph" style:parent-style-name="Title">
      <style:text-properties fo:language="ru" fo:country="RU" officeooo:rsid="000dccf4" officeooo:paragraph-rsid="000dccf4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Text_20_body">
      <style:text-properties style:font-name="Liberation Serif"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4pt" fo:language="ru" fo:country="RU" officeooo:rsid="0020e845" officeooo:paragraph-rsid="0020e845" style:font-size-asian="12.25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language="ru" fo:country="RU" officeooo:rsid="0020e845" officeooo:paragraph-rsid="0020e845" style:font-size-asian="12.25pt" style:font-size-complex="14pt"/>
    </style:style>
    <style:style style:name="P20" style:family="paragraph" style:parent-style-name="Text_20_body">
      <style:paragraph-properties fo:text-align="justify" style:justify-single-word="false"/>
      <style:text-properties fo:font-size="14pt" fo:language="ru" fo:country="RU" officeooo:rsid="000df4d5" officeooo:paragraph-rsid="000df4d5" style:font-size-asian="12.25pt" style:font-size-complex="14pt"/>
    </style:style>
    <style:style style:name="P21" style:family="paragraph" style:parent-style-name="Subtitle">
      <style:text-properties fo:font-weight="bold" officeooo:rsid="0026e0c6" officeooo:paragraph-rsid="0026e0c6" style:font-weight-asian="bold" style:font-weight-complex="bold"/>
    </style:style>
    <style:style style:name="T1" style:family="text">
      <style:text-properties style:font-name="Liberation Serif1" officeooo:rsid="000ebbe3"/>
    </style:style>
    <style:style style:name="T2" style:family="text">
      <style:text-properties style:font-name="Liberation Serif1" officeooo:rsid="00107c4a" style:font-name-asian="Liberation Serif1" style:font-name-complex="Liberation Serif1"/>
    </style:style>
    <style:style style:name="T3" style:family="text">
      <style:text-properties style:font-name="Liberation Serif1" style:text-underline-style="none" officeooo:rsid="001e595b" style:font-name-asian="Liberation Serif1" style:font-name-complex="Liberation Serif1"/>
    </style:style>
    <style:style style:name="T4" style:family="text">
      <style:text-properties style:font-name="Liberation Serif1" style:text-underline-style="none" officeooo:rsid="0017e97e" style:font-name-asian="Liberation Serif1" style:font-name-complex="Liberation Serif1"/>
    </style:style>
    <style:style style:name="T5" style:family="text">
      <style:text-properties style:font-name="Liberation Serif1" style:text-underline-style="none" officeooo:rsid="0020428f" style:font-name-asian="Liberation Serif1" style:font-name-complex="Liberation Serif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ebbe3"/>
    </style:style>
    <style:style style:name="T8" style:family="text">
      <style:text-properties style:font-name="Liberation Serif" officeooo:rsid="00107c4a"/>
    </style:style>
    <style:style style:name="T9" style:family="text">
      <style:text-properties style:font-name="Liberation Serif" officeooo:rsid="0011ea2b"/>
    </style:style>
    <style:style style:name="T10" style:family="text">
      <style:text-properties style:font-name="Liberation Serif" officeooo:rsid="0020e845"/>
    </style:style>
    <style:style style:name="T11" style:family="text">
      <style:text-properties style:font-name="Liberation Serif" officeooo:rsid="0022e379"/>
    </style:style>
    <style:style style:name="T12" style:family="text">
      <style:text-properties fo:language="en" fo:country="US"/>
    </style:style>
    <style:style style:name="T13" style:family="text">
      <style:text-properties officeooo:rsid="0013c20a"/>
    </style:style>
    <style:style style:name="T14" style:family="text">
      <style:text-properties style:text-underline-style="none" officeooo:rsid="0017e97e"/>
    </style:style>
    <style:style style:name="T15" style:family="text">
      <style:text-properties officeooo:rsid="001b41ed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14pt" fo:font-weight="bold" officeooo:rsid="001b7132" style:font-size-asian="14pt" style:font-weight-asian="bold" style:font-size-complex="14pt" style:font-weight-complex="bold"/>
    </style:style>
    <style:style style:name="T18" style:family="text">
      <style:text-properties officeooo:rsid="001b7132"/>
    </style:style>
    <style:style style:name="T19" style:family="text">
      <style:text-properties officeooo:rsid="0023f69d"/>
    </style:style>
    <style:style style:name="T20" style:family="text">
      <style:text-properties officeooo:rsid="0026e0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ЦЕНАРИЙ К ИГРЕ</text:p>
      <text:p text:style-name="P14"/>
      <text:p text:style-name="P14"/>
      <text:p text:style-name="P14">Содержание:</text:p>
      <text:p text:style-name="P13"><text:span text:style-name="T16">1. </text:span><text:span text:style-name="T17">Предисловие</text:span></text:p>
      <text:p text:style-name="P6">2. <text:span text:style-name="T18">Общие сведения.</text:span></text:p>
      <text:p text:style-name="P7">4. Ссылки</text:p>
      <text:p text:style-name="P12"><text:tab/><text:tab/><text:tab/><text:tab/><text:tab/>П<text:span text:style-name="T15">РЕДИСЛОВИЕ</text:span></text:p>
      <text:p text:style-name="P2"/>
      <text:p text:style-name="P8"><text:span text:style-name="T13"><text:tab/>Если вы хотите сделать серьезную игру, которая будет давать вам серьезные бабки, учтите, что это сделать очень сложно: разработка займёт довольно много времени(уж точно больше месяца), после релиза может быть очень много багов, игра просто не сможет окупить все те усилия, которые мы затратили.</text:span><text:span text:style-name="T14"> Наша задача сделать игру на высоком уровне, чтобы нас заметили, нужна реклама(бля, я только сейчас понял насколько всё сложно). Ребят, вкладываемся по полной.</text:span></text:p>
      <text:p text:style-name="P9"><text:span text:style-name="T4"><text:tab/></text:span><text:span text:style-name="T5">Н</text:span><text:span text:style-name="T3">аша игра будет бесценным опытом для нас, как для разработчиков</text:span><text:span text:style-name="T5">, поэтому не накладывайте надежд на игру. Конечно, надо относится к работе серьезно, но, как говорил мой друг: «Всегда есть шанс, что ты станешь бомжом.».</text:span></text:p>
      <text:p text:style-name="P10"/>
      <text:p text:style-name="P10"/>
      <text:h text:style-name="P16" text:outline-level="1">ОБЩИЕ СВЕДЕНИЯ</text:h>
      <text:p text:style-name="P3"/>
      <text:p text:style-name="P4"><text:span text:style-name="T12">1. </text:span>Описание пространства. Мир.</text:p>
      <text:p text:style-name="P5">1990<text:span text:style-name="T1">~</text:span><text:span text:style-name="T7">2000 год. Четыре острова посреди океана: тюрьма, промышленный город, богатый город, военная база. Способ перехода с острова с тюрьмой </text:span><text:span text:style-name="T2">–</text:span><text:span text:style-name="T7"> вода (лодка, катер, корабль), с острова с промышленным городом </text:span><text:span text:style-name="T8">на остров с богатым городом по мосту(мостов может быть несколько)</text:span><text:span text:style-name="T7">. </text:span><text:span text:style-name="T8">Между промышленным, богатым и островом с военной базой есть подводный туннель, в виде перекрёстка. Также </text:span><text:span text:style-name="T9">будет </text:span><text:span text:style-name="T8">пятая зона, которая заблокиро</text:span><text:span text:style-name="T9">вана для обычных игроков, планируется</text:span><text:span text:style-name="T8">, </text:span><text:span text:style-name="T9">что она будет платной. </text:span><text:span text:style-name="T10">Климат островов </text:span><text:span text:style-name="T11">суб-тропический, я думаю большая часть островов будет состоять из пейзажей и текстур, по которым нельзя передвигаться, для упрощения разработки уровней, также я предлагаю сделать игру линейной(пожалуйста, мне лень прорабатывать <text:s text:c="2"/>варианты событий), так будет проще всего.</text:span></text:p>
      <text:p text:style-name="P5"><text:span text:style-name="T11"/></text:p>
      <text:p text:style-name="P21"><text:span text:style-name="T9">П</text:span><text:span text:style-name="T6">ромышленный </text:span><text:span text:style-name="T10">остров</text:span></text:p>
      <text:p text:style-name="P17"/>
      <text:p text:style-name="P18">Небольшой жилой промышленный островок, с портом и несколькими заводами. <text:s/>На острове царствует безработица и беднота так, что бомжи буд<text:span text:style-name="T20">у</text:span>т ходить по улицам, а местные преступные группировки будут обычными явлениями на карт<text:span text:style-name="T19">е. Этот остров будет располагаться на стыке субтропического и тропического климатических поясов, где-то в Тихом океане. На острове будет обитать соответствующая растительность, например, как у </text:span><text:a xlink:type="simple" xlink:href="https://ru.wikipedia.org/wiki/Гавайи" text:style-name="Internet_20_link" text:visited-style-name="Visited_20_Internet_20_Link"><text:span text:style-name="T19">Гавайи</text:span></text:a><text:span text:style-name="T19"> и </text:span><text:a xlink:type="simple" xlink:href="https://ru.wikipedia.org/wiki/Флорида#Флора" text:style-name="Internet_20_link" text:visited-style-name="Visited_20_Internet_20_Link"><text:span text:style-name="T19">Флориды</text:span></text:a><text:span text:style-name="T19">, или </text:span><text:a xlink:type="simple" xlink:href="https://ru.wikipedia.org/wiki/Галапагос" text:style-name="Internet_20_link" text:visited-style-name="Visited_20_Internet_20_Link"><text:span text:style-name="T19">Галапагос</text:span></text:a><text:span text:style-name="T19">. </text:span></text:p>
      <text:p text:style-name="P19"/>
      <text:p text:style-name="P19"/>
      <text:p text:style-name="P19"/>
      <text:p text:style-name="P1">А) История мира.</text:p>
      <text:p text:style-name="P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08:18.682000000</meta:creation-date>
    <dc:date>2019-03-16T20:48:08.230039985</dc:date>
    <meta:editing-duration>PT1H47M28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4" meta:paragraph-count="14" meta:word-count="287" meta:character-count="2040" meta:non-whitespace-character-count="1755"/>
  </office:meta>
</office:document-meta>
</file>